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ecca" officeooo:paragraph-rsid="0008ecca"/>
    </style:style>
    <style:style style:name="P2" style:family="paragraph" style:parent-style-name="Standard">
      <style:paragraph-properties fo:text-align="start" style:justify-single-word="false"/>
      <style:text-properties officeooo:rsid="0008ecca" officeooo:paragraph-rsid="0008ecca"/>
    </style:style>
    <style:style style:name="P3" style:family="paragraph" style:parent-style-name="Standard">
      <style:paragraph-properties fo:text-align="start" style:justify-single-word="false"/>
      <style:text-properties officeooo:rsid="00090c6c" officeooo:paragraph-rsid="00090c6c"/>
    </style:style>
    <style:style style:name="P4" style:family="paragraph" style:parent-style-name="Standard">
      <style:paragraph-properties fo:text-align="start" style:justify-single-word="false"/>
      <style:text-properties officeooo:rsid="000a3d47" officeooo:paragraph-rsid="000a3d47"/>
    </style:style>
    <style:style style:name="P5" style:family="paragraph" style:parent-style-name="Standard">
      <style:paragraph-properties fo:text-align="start" style:justify-single-word="false"/>
      <style:text-properties officeooo:rsid="000a3d47" officeooo:paragraph-rsid="000ad58a"/>
    </style:style>
    <style:style style:name="P6" style:family="paragraph" style:parent-style-name="Standard">
      <style:paragraph-properties fo:text-align="start" style:justify-single-word="false"/>
      <style:text-properties officeooo:rsid="000ad58a" officeooo:paragraph-rsid="000ad58a"/>
    </style:style>
    <style:style style:name="P7" style:family="paragraph" style:parent-style-name="Standard">
      <style:paragraph-properties fo:text-align="start" style:justify-single-word="false"/>
      <style:text-properties officeooo:rsid="00119b0e" officeooo:paragraph-rsid="00119b0e"/>
    </style:style>
    <style:style style:name="P8" style:family="paragraph" style:parent-style-name="Standard">
      <style:paragraph-properties fo:text-align="center" style:justify-single-word="false" fo:break-before="page"/>
      <style:text-properties officeooo:paragraph-rsid="0008ecca"/>
    </style:style>
    <style:style style:name="P9" style:family="paragraph" style:parent-style-name="Standard">
      <style:paragraph-properties fo:text-align="start" style:justify-single-word="false" fo:break-before="page"/>
      <style:text-properties officeooo:paragraph-rsid="0008ecca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0ad58a" officeooo:paragraph-rsid="000ad58a"/>
    </style:style>
    <style:style style:name="P11" style:family="paragraph" style:parent-style-name="Standard">
      <style:paragraph-properties fo:text-align="center" style:justify-single-word="false"/>
      <style:text-properties officeooo:rsid="0008ecca" officeooo:paragraph-rsid="0008ecca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19b0e" officeooo:paragraph-rsid="000ad58a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19b0e" officeooo:paragraph-rsid="00119b0e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1169f2" officeooo:paragraph-rsid="000ad58a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0ad58a" officeooo:paragraph-rsid="000ad58a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54702" officeooo:paragraph-rsid="00154702"/>
    </style:style>
    <style:style style:name="T1" style:family="text">
      <style:text-properties officeooo:rsid="00090c6c"/>
    </style:style>
    <style:style style:name="T2" style:family="text">
      <style:text-properties officeooo:rsid="000a3d47"/>
    </style:style>
    <style:style style:name="T3" style:family="text">
      <style:text-properties officeooo:rsid="000a3d47" fo:background-color="#ffff00" loext:char-shading-value="0"/>
    </style:style>
    <style:style style:name="T4" style:family="text">
      <style:text-properties officeooo:rsid="000ad58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169f2"/>
    </style:style>
    <style:style style:name="T7" style:family="text">
      <style:text-properties fo:language="en" fo:country="US" officeooo:rsid="001169f2" fo:background-color="#ffff00" loext:char-shading-value="0"/>
    </style:style>
    <style:style style:name="T8" style:family="text">
      <style:text-properties fo:language="en" fo:country="US" officeooo:rsid="00119b0e"/>
    </style:style>
    <style:style style:name="T9" style:family="text">
      <style:text-properties fo:language="en" fo:country="US" officeooo:rsid="0012f32f"/>
    </style:style>
    <style:style style:name="T10" style:family="text">
      <style:text-properties officeooo:rsid="001169f2"/>
    </style:style>
    <style:style style:name="T11" style:family="text">
      <style:text-properties fo:color="#666666" style:text-line-through-style="none" style:text-line-through-type="none" style:font-name="Arial" fo:font-size="8.39999961853027pt" fo:letter-spacing="normal" fo:font-style="italic" style:text-underline-style="none" fo:font-weight="normal" style:text-blinking="false" fo:background-color="#ffffff" loext:char-shading-value="0" loext:padding="0cm" loext:border="none"/>
    </style:style>
    <style:style style:name="T12" style:family="text">
      <style:text-properties fo:color="#666666" style:text-line-through-style="none" style:text-line-through-type="none" style:font-name="Arial" fo:font-size="8.39999961853027pt" fo:letter-spacing="normal" fo:font-style="italic" style:text-underline-style="none" fo:font-weight="bold" style:text-blinking="false" fo:background-color="transparent" loext:char-shading-value="0" loext:padding="0cm" loext:border="none"/>
    </style:style>
    <style:style style:name="T13" style:family="text">
      <style:text-properties fo:color="#666666" style:text-line-through-style="none" style:text-line-through-type="none" fo:letter-spacing="normal" style:text-underline-style="none" style:text-blinking="false" fo:background-color="transparent" loext:char-shading-value="0" loext:padding="0cm" loext:border="none"/>
    </style:style>
    <style:style style:name="T14" style:family="text">
      <style:text-properties fo:font-variant="normal" fo:text-transform="none" fo:color="#666666" style:font-name="Arial" fo:font-size="8.39999961853027pt" fo:letter-spacing="normal" fo:font-style="normal" fo:font-weight="normal"/>
    </style:style>
    <style:style style:name="T15" style:family="text">
      <style:text-properties fo:font-variant="normal" fo:text-transform="none" fo:color="#666666" fo:letter-spacing="normal"/>
    </style:style>
    <style:style style:name="T16" style:family="text">
      <style:text-properties officeooo:rsid="0016dad2"/>
    </style:style>
    <style:style style:name="T17" style:family="text">
      <style:text-properties officeooo:rsid="0018433b"/>
    </style:style>
    <style:style style:name="T18" style:family="text">
      <style:text-properties officeooo:rsid="0018a8a2"/>
    </style:style>
    <style:style style:name="T19" style:family="text">
      <style:text-properties officeooo:rsid="00190a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AMPLE GAME</text:p>
      <text:p text:style-name="P8"/>
      <text:p text:style-name="P8"/>
      <text:p text:style-name="P9"/>
      <text:p text:style-name="P2"><text:span text:style-name="T1">Game Description</text:span> </text:p>
      <text:p text:style-name="P2"/>
      <text:p text:style-name="P2">SAMPLE GAME is a 3D <text:span text:style-name="T2">Coop</text:span> Shooter style game for PC. 1 to 2 players control <text:span text:style-name="T1">one of </text:span>the fourth horsemen in different arenas and kill famous Hell's demons extract from the Holy Bible. It takes place in Hell. </text:p>
      <text:p text:style-name="P2"/>
      <text:p text:style-name="P3">Design Goals</text:p>
      <text:p text:style-name="P3"/>
      <text:p text:style-name="P3"><text:tab/>The game aims to achive the following goals :</text:p>
      <text:p text:style-name="P3"/>
      <text:p text:style-name="P3">1 . Aquire to the player a little knowledge about our lord. And other famous creatures extract from Hell as defined in the Holy Bible</text:p>
      <text:p text:style-name="P3">2 . Using different artefacts from all the Bible and not only Hell ( exple : Using Moise's stick to cut an arena in half )</text:p>
      <text:p text:style-name="P3">3 . Develop a fun gameplay, based on :</text:p>
      <text:p text:style-name="P3"><text:tab/>a . Two bricks, a CQC (Close Quarter Combat) and a shooting one</text:p>
      <text:p text:style-name="P3"><text:tab/>b . Power, you know you are a powerful horsem<text:span text:style-name="T2">a</text:span>n… Prove it.</text:p>
      <text:p text:style-name="P3"/>
      <text:p text:style-name="P3">4 . Successively combine chibi art <text:span text:style-name="T2">and design</text:span> <text:span text:style-name="T2">with</text:span> <text:span text:style-name="T2">Hell's </text:span>violence.</text:p>
      <text:p text:style-name="P3"/>
      <text:p text:style-name="P4">Influences &amp; Sources</text:p>
      <text:p text:style-name="P3"><text:tab/><text:span text:style-name="T2">Obviously the Holy Bible and Christian's religion in general</text:span></text:p>
      <text:p text:style-name="P3"><text:tab/><text:span text:style-name="T2">Darksiders 1&amp;2</text:span></text:p>
      <text:p text:style-name="P3"><text:tab/><text:span text:style-name="T2">Furi (gameplay part)</text:span></text:p>
      <text:p text:style-name="P3"><text:tab/><text:span text:style-name="T2">Cartoon colors like Blizzard habits (</text:span><text:span text:style-name="T3">TO CONFIRMED</text:span><text:span text:style-name="T2">)</text:span></text:p>
      <text:p text:style-name="P4"><text:tab/>We want to retreive a coop style game like there were before the emergence of online </text:p>
      <text:p text:style-name="P4"><text:tab/><text:span text:style-name="T10">Disgaea (Dialog Scenes)</text:span></text:p>
      <text:p text:style-name="P4">Target Market</text:p>
      <text:p text:style-name="P4"><text:tab/></text:p>
      <text:p text:style-name="P4"><text:tab/>Our ideal user has the following characteristics :</text:p>
      <text:p text:style-name="P4"><text:tab/>1 . Human</text:p>
      <text:p text:style-name="P4"><text:tab/>2 . 16 to 30 years old</text:p>
      <text:p text:style-name="P4"><text:tab/>3 . Core Gamer and accessible to casual</text:p>
      <text:p text:style-name="P5"><text:tab/><text:span text:style-name="T4">4 . Open minded about religions </text:span></text:p>
      <text:p text:style-name="P5"><text:tab/><text:span text:style-name="T4">5 . Already played a local multiplayer game</text:span></text:p>
      <text:p text:style-name="P5"><text:tab/></text:p>
      <text:p text:style-name="P6"/>
      <text:p text:style-name="P10"/>
      <text:p text:style-name="P6">Functional Specifications</text:p>
      <text:p text:style-name="P4"/>
      <text:p text:style-name="P6">Game Mechanics</text:p>
      <text:p text:style-name="P6"/>
      <text:p text:style-name="P6">Core Gameplay </text:p>
      <text:p text:style-name="P6"><text:tab/>The player moves in a 3D arena, the arena hasn't to be circle, <text:span text:style-name="T5">it can be square or even separated by bridges or interactive elements. </text:span><text:span text:style-name="T6">Enemies coming from top of the arena outside the screen (if there is basic enemies </text:span><text:span text:style-name="T7">TO CONFIRMED</text:span><text:span text:style-name="T6">). And the level finish with a boss fight. </text:span><text:span text:style-name="T8">There will be little dialogs between levels.</text:span></text:p>
      <text:p text:style-name="P12"/>
      <text:p text:style-name="P13">Game Flow</text:p>
      <text:p text:style-name="P13"/>
      <text:p text:style-name="P13">Actions which can be performed:</text:p>
      <text:p text:style-name="P13">1. Move all around the arena</text:p>
      <text:p text:style-name="P13">2. CQC attacks</text:p>
      <text:p text:style-name="P13">3. Shoot ! With power ups</text:p>
      <text:p text:style-name="P13">4. Dash</text:p>
      <text:p text:style-name="P7"/>
      <text:p text:style-name="P13">Characters:</text:p>
      <text:p text:style-name="P7"><text:span text:style-name="T5">1. Death: Special : </text:span><text:span text:style-name="T9">Death spell, every enemy has 50% chance to die</text:span></text:p>
      <text:p text:style-name="P13">2. Conquest: Special :Launch arrow which kill everything in its trajectory</text:p>
      <text:p text:style-name="P7"><text:span text:style-name="T5">3. War: Special : Big </text:span><text:span text:style-name="T9">S</text:span><text:span text:style-name="T5">word Hit Big Damage </text:span><text:span text:style-name="T9">(BFG ? As a reference ?)</text:span></text:p>
      <text:p text:style-name="P13">4. Famine: Special : Damage over time.</text:p>
      <text:p text:style-name="P13"/>
      <text:p text:style-name="P16">Demons:</text:p>
      <text:p text:style-name="P16">1. Lilith : Succubus's queen : <text:span text:style-name="T16">Major influences by “Ben-Sirah's Alphabet” Latin : “Alphabetum Siracidis”</text:span></text:p>
      <text:p text:style-name="P16"><text:span text:style-name="Emphasis"><text:span text:style-name="T11">« Le Saint – béni soit-il – avait créé une première femme, mais l’homme, la voyant </text:span></text:span><text:span text:style-name="Emphasis"><text:span text:style-name="Strong_20_Emphasis"><text:span text:style-name="T12">rebelle</text:span></text:span></text:span><text:span text:style-name="Emphasis"><text:span text:style-name="T11">,</text:span></text:span><text:span text:style-name="Emphasis"><text:span text:style-name="Strong_20_Emphasis"><text:span text:style-name="T13"> </text:span></text:span></text:span><text:span text:style-name="Emphasis"><text:span text:style-name="Strong_20_Emphasis"><text:span text:style-name="T12">pleine de sang et de sécrétions</text:span></text:span></text:span><text:span text:style-name="Emphasis"><text:span text:style-name="T11">, s’en était écarté. Aussi le Saint – béni soit-il – s’y est repris et lui en a créé une seconde. » </text:span></text:span><text:span text:style-name="T15">– </text:span><text:span text:style-name="T14">Yehouda Bar Rabbi (Genèse Rabba 18:4)</text:span> <text:s/></text:p>
      <text:p text:style-name="P16">Attacks : - Secretion, if player been hit, trouble the vision ans make Lilith invisible. <text:span text:style-name="T19">OR, trouble the vision and slow down the player.</text:span></text:p>
      <text:p text:style-name="P16">- <text:span text:style-name="T16">Snake's bit : Launch her snake, if player been hit, stuned for X seconds max and need too push every inputs of the pad to get away. Otherwise, Lilith get stuck for X seconds.</text:span></text:p>
      <text:p text:style-name="P16">- <text:span text:style-name="T17">Snake's scavenging : Lilith positioning at the arena's center. The snake scavenge all the arena and the player had to dash when the snake approach.</text:span></text:p>
      <text:p text:style-name="P16">-<text:span text:style-name="T18">Earth's powder : Lilith was born by Earth's powder. Screen is squeezing to announce the attack and half second before attack the player has to dash otherwise a geyser appears under the player and propulse him on the air.</text:span></text:p>
      <text:p text:style-name="P16"/>
      <text:p text:style-name="P13"/>
      <text:p text:style-name="P13"/>
      <text:p text:style-name="P14"><text:tab/></text:p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1:59:43.866000000</meta:creation-date>
    <meta:generator>LibreOffice/5.0.5.2$Windows_x86 LibreOffice_project/55b006a02d247b5f7215fc6ea0fde844b30035b3</meta:generator>
    <dc:date>2017-01-09T16:02:39.958000000</dc:date>
    <meta:editing-duration>PT1H3M3S</meta:editing-duration>
    <meta:editing-cycles>6</meta:editing-cycles>
    <meta:document-statistic meta:table-count="0" meta:image-count="0" meta:object-count="0" meta:page-count="5" meta:paragraph-count="50" meta:word-count="555" meta:character-count="3067" meta:non-whitespace-character-count="2528"/>
  </office:meta>
</office:document-meta>
</file>